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URW Gothic L" svg:font-family="'URW Gothic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rebuchet MS" fo:font-size="12pt" style:font-size-asian="12pt" style:font-size-complex="12pt"/>
    </style:style>
    <style:style style:name="P2" style:family="paragraph" style:parent-style-name="Preformatted_20_Text">
      <style:paragraph-properties fo:text-align="center" style:justify-single-word="false"/>
      <style:text-properties style:font-name="Trebuchet MS" fo:font-size="18pt" style:font-size-asian="18pt" style:font-size-complex="18pt"/>
    </style:style>
    <style:style style:name="P3" style:family="paragraph" style:parent-style-name="Preformatted_20_Text">
      <style:paragraph-properties fo:text-align="center" style:justify-single-word="false"/>
      <style:text-properties style:font-name="URW Gothic L" fo:font-size="12pt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style:font-name="URW Gothic L" fo:font-size="12pt" style:font-size-asian="12pt" style:font-size-complex="12pt"/>
    </style:style>
    <style:style style:name="P5" style:family="paragraph" style:parent-style-name="Preformatted_20_Text">
      <style:paragraph-properties fo:text-align="center" style:justify-single-word="false"/>
      <style:text-properties style:font-name="Verdana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ho Slapped John</text:p>
      <text:p text:style-name="P1">Gene Vincent</text:p>
      <text:p text:style-name="P5">[Slow]</text:p>
      <text:p text:style-name="P5">Well I heard John say, Man, she's my gal</text:p>
      <text:p text:style-name="P5">I heard another say, Man, she my pal</text:p>
      <text:p text:style-name="P5">Well John jumped up, then he screamed</text:p>
      <text:p text:style-name="P5">Well-she's may gal, man, and that I mean</text:p>
      <text:p text:style-name="P5">Well, who-who, who slapped John?</text:p>
      <text:p text:style-name="P5">Who-who, who slapped John?</text:p>
      <text:p text:style-name="P5">Baby, who slapped John when the lights went low-oh?</text:p>
      <text:p text:style-name="P5">Who-who, who slapped John?</text:p>
      <text:p text:style-name="P5"></text:p>
      <text:p text:style-name="P5">[Fast]</text:p>
      <text:p text:style-name="P5">Well I heard John say, Man, she's my gal</text:p>
      <text:p text:style-name="P5">I heard another say, Man, she my pal</text:p>
      <text:p text:style-name="P5">Well John jumped up, then he screamed</text:p>
      <text:p text:style-name="P5">She's may gal, man, and that I mean</text:p>
      <text:p text:style-name="P5">Well, who-who, who slapped John?</text:p>
      <text:p text:style-name="P5">Who-who, who slapped John?</text:p>
      <text:p text:style-name="P5">Baby, who slapped John when the lights were low-oh?</text:p>
      <text:p text:style-name="P5">Who-who, who slapped John?</text:p>
      <text:p text:style-name="P5"></text:p>
      <text:p text:style-name="P5">[Verso]</text:p>
      <text:p text:style-name="P5">Well, the lights went on, then went off</text:p>
      <text:p text:style-name="P5">John got slapped tryin' to hold his own</text:p>
      <text:p text:style-name="P5">Well, who-who, who slapped John?</text:p>
      <text:p text:style-name="P5">Who-who, who slapped John?</text:p>
      <text:p text:style-name="P5">Baby, who slapped John when the lights went low-oh?</text:p>
      <text:p text:style-name="P5">Who-who, who slapped John?</text:p>
      <text:p text:style-name="P5"></text:p>
      <text:p text:style-name="P5">[Solo Guitarra]</text:p>
      <text:p text:style-name="P5"></text:p>
      <text:p text:style-name="P5">Well I heard John say, Man, she's my gal</text:p>
      <text:p text:style-name="P5">I heard another say, Man, she my pal</text:p>
      <text:p text:style-name="P5">Well John jumped up, then he screamed</text:p>
      <text:p text:style-name="P5">She's may gal, man, and that I mean</text:p>
      <text:p text:style-name="P5">Well, who-who, who slapped John?</text:p>
      <text:p text:style-name="P5">Who-who, who slapped John?</text:p>
      <text:p text:style-name="P5">Baby, who slapped John when the lights were low-oh?</text:p>
      <text:p text:style-name="P5">Who-who, who slapped John?</text:p>
      <text:p text:style-name="P5"></text:p>
      <text:p text:style-name="P5">[Verso]</text:p>
      <text:p text:style-name="P5">Well, the lights went on, then went off</text:p>
      <text:p text:style-name="P5">John got slapped tryin' to hold his own</text:p>
      <text:p text:style-name="P5">Well, who-who, who slapped John?</text:p>
      <text:p text:style-name="P5">Who-who, who slapped John?</text:p>
      <text:p text:style-name="P5">Baby, who slapped John when the lights went low-oh?</text:p>
      <text:p text:style-name="P5">Who-who, who slapped John?</text:p>
      <text:p text:style-name="P5"></text:p>
      <text:p text:style-name="P5">[Solo Piano]</text:p>
      <text:p text:style-name="P5">[Vamp]</text:p>
      <text:p text:style-name="P5">[Solo Drums]</text:p>
      <text:p text:style-name="P5">[Vamp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URW Gothic L" svg:font-family="'URW Gothic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3-18T16:58:22</dc:date>
    <dc:creator>rodolfoap</dc:creator>
    <meta:generator>OpenOffice.org/3.0$Unix OpenOffice.org_project/300m15$Build-9379</meta:generator>
    <meta:editing-duration>PT00H24M25S</meta:editing-duration>
    <meta:editing-cycles>8</meta:editing-cycles>
    <meta:document-statistic meta:table-count="0" meta:image-count="0" meta:object-count="0" meta:page-count="1" meta:paragraph-count="53" meta:word-count="255" meta:character-count="1435"/>
    <meta:user-defined meta:name="Info 1"/>
    <meta:user-defined meta:name="Info 2"/>
    <meta:user-defined meta:name="Info 3"/>
    <meta:user-defined meta:name="Info 4"/>
  </office:meta>
</office:document-meta>
</file>